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36033333333333cm"/>
    </style:style>
    <style:style style:name="co2" style:family="table-column">
      <style:table-column-properties fo:break-before="auto" style:column-width="6.47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trixSize=1024</text:p>
          </table:table-cell>
          <table:table-cell office:value-type="string" table:style-name="ce2">
            <text:p>O0</text:p>
          </table:table-cell>
          <table:table-cell office:value-type="string" table:style-name="ce2">
            <text:p>O1</text:p>
          </table:table-cell>
          <table:table-cell office:value-type="string" table:style-name="ce2">
            <text:p>O2</text:p>
          </table:table-cell>
          <table:table-cell office:value-type="string" table:style-name="ce2">
            <text:p>O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seline (ijk)</text:p>
          </table:table-cell>
          <table:table-cell office:value-type="float" office:value="0.221328" table:style-name="ce2">
            <text:p>0,221328</text:p>
          </table:table-cell>
          <table:table-cell office:value-type="float" office:value="0.29990699999999998" table:style-name="ce2">
            <text:p>0,299907</text:p>
          </table:table-cell>
          <table:table-cell office:value-type="float" office:value="0.29745500000000002" table:style-name="ce2">
            <text:p>0,297455</text:p>
          </table:table-cell>
          <table:table-cell office:value-type="float" office:value="0.27084399999999997" table:style-name="ce2">
            <text:p>0,2708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chleifenvertauschen (jki)</text:p>
          </table:table-cell>
          <table:table-cell office:value-type="float" office:value="0.50707199999999997" table:style-name="ce2">
            <text:p>0,507072</text:p>
          </table:table-cell>
          <table:table-cell office:value-type="float" office:value="1.2435890000000001" table:style-name="ce2">
            <text:p>1,243589</text:p>
          </table:table-cell>
          <table:table-cell office:value-type="float" office:value="3.4288099999999999" table:style-name="ce2">
            <text:p>3,42881</text:p>
          </table:table-cell>
          <table:table-cell office:value-type="float" office:value="6.544009" table:style-name="ce2">
            <text:p>6,544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nrolling (ijk)</text:p>
          </table:table-cell>
          <table:table-cell office:value-type="float" office:value="0.236209" table:style-name="ce2">
            <text:p>0,236209</text:p>
          </table:table-cell>
          <table:table-cell office:value-type="float" office:value="0.30028500000000002" table:style-name="ce2">
            <text:p>0,300285</text:p>
          </table:table-cell>
          <table:table-cell office:value-type="float" office:value="0.29622300000000001" table:style-name="ce2">
            <text:p>0,296223</text:p>
          </table:table-cell>
          <table:table-cell office:value-type="float" office:value="0.29463800000000001" table:style-name="ce2">
            <text:p>0,2946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ling (ijk)</text:p>
          </table:table-cell>
          <table:table-cell office:value-type="float" office:value="0.42186200000000001" table:style-name="ce2">
            <text:p>0,421862</text:p>
          </table:table-cell>
          <table:table-cell office:value-type="float" office:value="0.72246200000000005" table:style-name="ce2">
            <text:p>0,722462</text:p>
          </table:table-cell>
          <table:table-cell office:value-type="float" office:value="1.1997960000000001" table:style-name="ce2">
            <text:p>1,199796</text:p>
          </table:table-cell>
          <table:table-cell office:value-type="float" office:value="2.1835559999999998" table:style-name="ce2">
            <text:p>2,1835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mporäre Variable (ijk)</text:p>
          </table:table-cell>
          <table:table-cell office:value-type="float" office:value="0.28626800000000002" table:style-name="ce2">
            <text:p>0,286268</text:p>
          </table:table-cell>
          <table:table-cell office:value-type="float" office:value="0.292709" table:style-name="ce2">
            <text:p>0,292709</text:p>
          </table:table-cell>
          <table:table-cell office:value-type="float" office:value="0.29033300000000001" table:style-name="ce2">
            <text:p>0,290333</text:p>
          </table:table-cell>
          <table:table-cell office:value-type="float" office:value="0.27043400000000001" table:style-name="ce2">
            <text:p>0,270434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Diagramm 1" svg:x="0.09167in" svg:y="0.12083in" svg:width="6.025in" svg:height="3.3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Tim Hanel</dc:creator>
    <meta:creation-date>2022-12-10T22:17:52Z</meta:creation-date>
    <dc:date>2022-12-11T02:05:28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0.3pt" svg:width="433.8pt" chart:style-name="Crt0">
        <chart:title chart:style-name="CT00">
          <text:p text:style-name="a0" text:class-names="" text:cond-style-name="">OX - Compileroptimierungen GCC Matrixgröße=1024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Optimierung</text:p>
            </chart:title>
            <chart:categories table:cell-range-address="Tabelle1.$B$2:.$E$2"/>
          </chart:axis>
          <chart:axis chart:dimension="y" chart:name="primary-y" chart:style-name="Axs1">
            <chart:title chart:style-name="AT01">
              <text:p text:style-name="a2" text:class-names="" text:cond-style-name="">GFLOPS</text:p>
            </chart:title>
            <chart:grid chart:class="major" chart:style-name="GMa1"/>
          </chart:axis>
          <chart:series chart:label-cell-address="Tabelle1.$A$3" chart:values-cell-range-address="Tabelle1.$B$3:.$E$3" chart:class="chart:bar" chart:attached-axis="primary-y" chart:style-name="G0S0">
            <chart:data-point chart:repeated="4"/>
          </chart:series>
          <chart:series chart:label-cell-address="Tabelle1.$A$4" chart:values-cell-range-address="Tabelle1.$B$4:.$E$4" chart:class="chart:bar" chart:attached-axis="primary-y" chart:style-name="G0S1">
            <chart:data-point chart:repeated="4"/>
          </chart:series>
          <chart:series chart:label-cell-address="Tabelle1.$A$5" chart:values-cell-range-address="Tabelle1.$B$5:.$E$5" chart:class="chart:bar" chart:attached-axis="primary-y" chart:style-name="G0S2">
            <chart:data-point chart:repeated="4"/>
          </chart:series>
          <chart:series chart:label-cell-address="Tabelle1.$A$6" chart:values-cell-range-address="Tabelle1.$B$6:.$E$6" chart:class="chart:bar" chart:attached-axis="primary-y" chart:style-name="G0S3">
            <chart:data-point chart:repeated="4"/>
          </chart:series>
          <chart:series chart:label-cell-address="Tabelle1.$A$7" chart:values-cell-range-address="Tabelle1.$B$7:.$E$7" chart:class="chart:bar" chart:attached-axis="primary-y" chart:style-name="G0S4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